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font-name="Liberation Serif" fo:font-size="14pt" fo:language="en" fo:country="GB" fo:font-style="italic" style:text-underline-style="solid" style:text-underline-width="auto" style:text-underline-color="font-color" fo:font-weight="bold" officeooo:rsid="0016f57c" officeooo:paragraph-rsid="0016f57c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c9211e" style:font-name="Liberation Serif" fo:font-size="12pt" fo:language="en" fo:country="GB" fo:font-style="italic" style:text-underline-style="solid" style:text-underline-width="auto" style:text-underline-color="font-color" fo:font-weight="bold" officeooo:rsid="0016f57c" officeooo:paragraph-rsid="0016f57c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800080" style:font-name="Liberation Serif" fo:font-size="12pt" fo:language="en" fo:country="GB" fo:font-style="italic" style:text-underline-style="solid" style:text-underline-width="auto" style:text-underline-color="font-color" fo:font-weight="bold" officeooo:rsid="001789ff" officeooo:paragraph-rsid="001789ff" fo:background-color="transparent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n" fo:country="GB" fo:font-style="normal" style:text-underline-style="none" fo:font-weight="normal" officeooo:rsid="001789ff" officeooo:paragraph-rsid="001789f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color="#55308d" style:font-name="Liberation Serif" fo:font-size="12pt" fo:language="en" fo:country="GB" fo:font-style="italic" style:text-underline-style="solid" style:text-underline-width="auto" style:text-underline-color="font-color" fo:font-weight="bold" officeooo:rsid="001789ff" officeooo:paragraph-rsid="001789ff" fo:background-color="transparent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n" fo:country="GB" fo:font-style="normal" style:text-underline-style="none" fo:font-weight="normal" officeooo:rsid="001acae9" officeooo:paragraph-rsid="001acae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n" fo:country="GB" fo:font-style="normal" style:text-underline-style="none" fo:font-weight="normal" officeooo:rsid="001acae9" officeooo:paragraph-rsid="001b717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n" fo:country="GB" fo:font-style="normal" style:text-underline-style="none" fo:font-weight="normal" officeooo:rsid="001b717c" officeooo:paragraph-rsid="001b717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n" fo:country="GB" fo:font-style="normal" style:text-underline-style="none" fo:font-weight="normal" officeooo:rsid="001ce0c6" officeooo:paragraph-rsid="001ce0c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n" fo:country="GB" fo:font-style="normal" style:text-underline-style="none" fo:font-weight="bold" officeooo:rsid="001789ff" officeooo:paragraph-rsid="001789f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n" fo:country="GB" fo:font-style="normal" style:text-underline-style="none" fo:font-weight="bold" officeooo:rsid="001acae9" officeooo:paragraph-rsid="001acae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800080" style:font-name="Liberation Serif" fo:font-size="12pt" fo:language="en" fo:country="GB" fo:font-style="italic" style:text-underline-style="solid" style:text-underline-width="auto" style:text-underline-color="font-color" fo:font-weight="bold" officeooo:rsid="001b717c" officeooo:paragraph-rsid="001b717c" fo:background-color="transparent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789ff"/>
    </style:style>
    <style:style style:name="T2" style:family="text">
      <style:text-properties officeooo:rsid="0018f310"/>
    </style:style>
    <style:style style:name="T3" style:family="text">
      <style:text-properties officeooo:rsid="001acae9"/>
    </style:style>
    <style:style style:name="T4" style:family="text">
      <style:text-properties officeooo:rsid="001b717c"/>
    </style:style>
    <style:style style:name="T5" style:family="text">
      <style:text-properties officeooo:rsid="001ce0c6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tion of the <text:span text:style-name="T1">company's</text:span></text:p>
      <text:p text:style-name="P1">products</text:p>
      <text:p text:style-name="P1"/>
      <text:p text:style-name="P2"/>
      <text:p text:style-name="P3">French Designer and manufacturer of custom-made energy storage solutions</text:p>
      <text:list xml:id="list3950219991" text:style-name="L1">
        <text:list-item>
          <text:p text:style-name="P5">e-Mobility</text:p>
        </text:list-item>
      </text:list>
      <text:p text:style-name="P10">Manufacturing / operating fleets of electric bikes, cargo bikes, motor scooters, go karts, pallet trucks… is your business ?</text:p>
      <text:p text:style-name="P4"><text:span text:style-name="T3">e</text:span>asyLi is your energy storage partner from system specifications (range, power, weight, form factor…) to delivery to your premises of “Made in France” Lithium-ion battery systems specially designed for your applications.</text:p>
      <text:list xml:id="list115204026729351" text:continue-numbering="true" text:style-name="L1">
        <text:list-item>
          <text:p text:style-name="P5">Onboard and Off-Grid energy</text:p>
        </text:list-item>
      </text:list>
      <text:p text:style-name="P10">Is powering mobile <text:span text:style-name="T2">equipment for many hours your challenge ? Operating electric powered devices on a 24/7 basis far from any stable power grid ?</text:span></text:p>
      <text:p text:style-name="P6">In partnership with your technical and marketing teams, we create and deliver the tailor-made energy solutions which perfectly meet your expectations of running time, weight, cost...</text:p>
      <text:list xml:id="list115204307751194" text:continue-numbering="true" text:style-name="L1">
        <text:list-item>
          <text:p text:style-name="P5">Smart building</text:p>
        </text:list-item>
      </text:list>
      <text:p text:style-name="P11">Looking for customized energy storage solutions for residential, commercial or industrial buildings ?</text:p>
      <text:p text:style-name="P7">easyLi is your trustworthy advisor for engineering <text:span text:style-name="T4">studies and business plans before designing and supplying the turnkey solar storage systems that will make your energy efficiency targets a reality. For home storage applications, no doubt that our all-in-one Storelio is the solution.</text:span></text:p>
      <text:p text:style-name="P12">Technical and manufacturing expertise</text:p>
      <text:p text:style-name="P8">Based on a proven track <text:span text:style-name="T5">record of industrial achievement, easyLi gather all engineering skills and laboratory and production equipment in order to design, develop and manufacture energy storage solutions delivering best performance and overall value.</text:span></text:p>
      <text:p text:style-name="P9"><text:span text:style-name="T6">Hands-on knowledge of any rechargeable Lithium chemistries :</text:span> Lithium-ion, Lithium Iron Phosphate, Lithium Titanate…</text:p>
      <text:p text:style-name="P9"><text:span text:style-name="T6">Development and qualification of electronic control and power units fully integrated in our energy storage systems :</text:span> battery management systems (BMS), energy management systems (EMS), charging systems, power conversion systems (PCS), multi-protocol communication module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9:18:43.816807609</meta:creation-date>
    <dc:date>2020-10-14T11:52:02.113000000</dc:date>
    <meta:editing-duration>PT27M41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6" meta:word-count="267" meta:character-count="1894" meta:non-whitespace-character-count="1646"/>
  </office:meta>
</office:document-meta>
</file>